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fo:font-size="24pt" style:text-underline-style="none" style:font-size-asian="24pt" style:font-size-complex="24pt"/>
    </style:style>
    <style:style style:name="P4" style:family="paragraph" style:parent-style-name="Standard" style:list-style-name="L1"/>
    <style:style style:name="P5" style:family="paragraph" style:parent-style-name="Standard" style:list-style-name="L1">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style:font-name="Times New Roman" fo:font-size="12pt" style:text-underline-style="none" style:font-name-asian="Times-Roman" style:font-size-asian="12pt" style:font-name-complex="Times-Roman" style:font-size-complex="12pt"/>
    </style:style>
    <style:style style:name="P10" style:family="paragraph" style:parent-style-name="Standard" style:list-style-name="L4"/>
    <style:style style:name="P11" style:family="paragraph" style:parent-style-name="Heading_20_1">
      <style:paragraph-properties fo:margin-top="0.423cm" fo:margin-bottom="0.212cm" fo:keep-with-next="always"/>
      <style:text-properties style:font-name="Arial" style:font-name-asian="Arial1" style:font-name-complex="Arial1"/>
    </style:style>
    <style:style style:name="T1" style:family="text">
      <style:text-properties style:text-underline-style="none"/>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name-asian="Times-Roman" style:font-size-asian="12pt" style:font-name-complex="Times-Roman" style:font-size-complex="12pt"/>
    </style:style>
    <style:style style:name="T4" style:family="text">
      <style:text-properties style:font-name="Times New Roman" fo:font-size="12pt" style:text-underline-style="none" style:font-name-asian="Times-Roman" style:font-size-asian="12pt" style:font-name-complex="Times-Roman"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Konzept zur Erstellung der Operatoren</text:p>
      <text:p text:style-name="P3"/>
      <text:p text:style-name="P3">createRecord und attr </text:p>
      <text:p text:style-name="P3"/>
      <text:p text:style-name="P3">in der Record-Algebra</text:p>
      <text:p text:style-name="P1"/>
      <text:p text:style-name="P2"/>
      <text:p text:style-name="P2"/>
      <text:p text:style-name="P2"/>
      <text:p text:style-name="P2"/>
      <text:p text:style-name="P2">Für die Implementierung eines Operators wird ein Type Mapping und ein Value Mapping benötigt, dass vom Query Prozessor aufgerufen wird. Außerdem müssen Informationen über den Operator in Form einer OperatorInfo angeben werden. Beispiele werden in der .examples Datei hinterlegt. Testfälle für die Operatoren befinden sich in der Datei RecordAlgebra.test im Verzeichnis secondo/Algebras/Record. Diese Datei kann mit dem TestRunner aufgerufen werden.</text:p>
      <text:p text:style-name="P2"/>
      <text:h text:style-name="Heading_20_1" text:outline-level="1">createRecord</text:h>
      <text:p text:style-name="P2">Der Operator createRecord erzeugt ein einzelnes Objekt vom Typ record. Die Elemente des zu erzeugenden records werden beim Aufruf des Operators als Liste übergeben.</text:p>
      <text:p text:style-name="P2"/>
      <text:h text:style-name="Heading_20_2" text:outline-level="2">Hinweise auf ähnliche Operatoren</text:h>
      <text:p text:style-name="P2">In der Collection-Algebra gibt es die Operatoren create_vector, create_set und create_multiset. Diese Operatoren haben eine ähnliche Aufgabe wie der hier zu erstellende createRecord-Operator <text:s/>und können für Hinweise zur Implementierung herangezogen werden. Die Implementierung der genannten Operatoren steht in /home/fapra/secondo/Algebras/Collection/CollectionAlgebra.cpp. Ab Zeile 1866 CreateTypeMap. Ab Zeile 1919 CreateValueMap.</text:p>
      <text:p text:style-name="P2"/>
      <text:h text:style-name="Heading_20_2" text:outline-level="2">Signatur</text:h>
      <text:p text:style-name="P2">( (id1 T1) (id2 T2) … (idn Tn) ) → record( (id1 T1) (id2 T2) … (idn Tn) )</text:p>
      <text:p text:style-name="P2">Die Parameterliste besteht aus Paaren, die einen Bezeichner (id) und den Wert (T) des jeweiligen Elements angeben. Hierbei muss gelten dass die einzelnen Ti Typen der <text:s/>Art DATA darstellen. Es kann sich hierbei um die explizite Angabe eines Elements handeln. Zum Beispiel (Name, "Heiner") oder (verheiratet, const bool value TRUE). Die Alternative ist die Angabe eines vorhandenen Datenbankobjekts. Zum Beispiel (Weg, line1).</text:p>
      <text:p text:style-name="P2"/>
      <text:h text:style-name="Heading_20_2" text:outline-level="2">Syntax</text:h>
      <text:p text:style-name="P2">createRecord( [id1: T1, id2: T2, …, idn: Tn] )</text:p>
      <text:p text:style-name="P2"/>
      <text:h text:style-name="Heading_20_2" text:outline-level="2"><text:soft-page-break/>Type Mapping</text:h>
      <text:p text:style-name="Text_20_body">Das Type Mapping bekommt als Argument eine ListExpr der Form </text:p>
      <text:p text:style-name="Text_20_body">( (id2 <text:s/>Typ1) ( id2 Typ2) … (idn Typn) ) </text:p>
      <text:p text:style-name="Text_20_body">übergeben. Beispiel: ( (Name string) (Alter int) (Wert real) ).</text:p>
      <text:p text:style-name="P2">Im Type Mapping zu überprüfende Bedingungen sind:</text:p>
      <text:list xml:id="list927240750" text:style-name="L1">
        <text:list-item>
          <text:p text:style-name="P5">Die übergebene ListExpr besteht aus genau einem Element. (Die Liste)</text:p>
        </text:list-item>
        <text:list-item>
          <text:p text:style-name="P5">Die Liste muss mindestens ein Element beinhalten.</text:p>
        </text:list-item>
        <text:list-item>
          <text:p text:style-name="P5">Jedes Element muss aus einer Liste der Länge zwei bestehen. (Bezeichner und Wert)</text:p>
        </text:list-item>
        <text:list-item>
          <text:p text:style-name="P5">Der Bezeichner muss ein gültiger Bezeichner sein.</text:p>
        </text:list-item>
        <text:list-item>
          <text:p text:style-name="P5">Bezeichner müssen eindeutig sein, dürfen also nicht doppelt vorkommen.</text:p>
        </text:list-item>
        <text:list-item>
          <text:p text:style-name="P5">Der Typ des Wertes muss zum Typ DATA gehören.</text:p>
        </text:list-item>
      </text:list>
      <text:p text:style-name="P2"/>
      <text:p text:style-name="P2">Rückgabewert des Type Mappings ist eine Liste bestehend aus dem Symbol record und Name und Typ jedes Elements aus denen das zu erstellende Record-Objekt aufgebaut werden soll. </text:p>
      <text:p text:style-name="P2">Beispiel: ( record (Name string) (Alter int) (Wert real) ).</text:p>
      <text:p text:style-name="P2"/>
      <text:h text:style-name="Heading_20_2" text:outline-level="2">Value Mapping</text:h>
      <text:p text:style-name="P2">Im Value Mapping wird ein neues Record-Objekt erstellt. Die als Argument übergebenen Werte werden mittels Aufruf der Methode AppendElement an das Record-Objekt angehängt.</text:p>
      <text:p text:style-name="P2"/>
      <text:h text:style-name="Heading_20_2" text:outline-level="2">Testfälle</text:h>
      <text:list xml:id="list1981668192" text:continue-numbering="true" text:style-name="L1">
        <text:list-item>
          <text:p text:style-name="P4">Aufruf des Operators mit <text:span text:style-name="T1">falscher Anzahl an Argumenten</text:span></text:p>
        </text:list-item>
        <text:list-item>
          <text:p text:style-name="P5">Aufruf mit ungültigen Bezeichner für Elemente. (TODO)</text:p>
        </text:list-item>
        <text:list-item>
          <text:p text:style-name="P5">Aufruf mit nicht eindeutigen Bezeichnern für Elementen. (TODO)</text:p>
        </text:list-item>
        <text:list-item>
          <text:p text:style-name="P5">Aufruf des Operators mit Typen, die nicht vom Typ DATA sind. (z.B xrectangle)</text:p>
        </text:list-item>
        <text:list-item>
          <text:p text:style-name="P5">CreateRecord mit einer sehr lange Element-Liste aufrufen. (TODO)</text:p>
        </text:list-item>
        <text:list-item>
          <text:p text:style-name="P5">Anlegen eines verschachtelten Records. (Ein Record der als Element wieder einen Record enthält.)</text:p>
        </text:list-item>
        <text:list-item>
          <text:p text:style-name="P5">Anlegen eines über mehrere Ebenen verschachtelten Records.</text:p>
        </text:list-item>
        <text:list-item>
          <text:p text:style-name="P5">Erstellen von importierten Datensätzen aus e00 und nmea Dateien. (TODO)</text:p>
        </text:list-item>
      </text:list>
      <text:p text:style-name="P2"/>
      <text:h text:style-name="P11" text:outline-level="1">attr</text:h>
      <text:p text:style-name="P2">Der Operator attr ermöglicht den gezielten Zugriff auf ein einzelnes Element eines records.</text:p>
      <text:p text:style-name="P2"/>
      <text:h text:style-name="Heading_20_2" text:outline-level="2">Hinweise auf ähnliche Operatoren</text:h>
      <text:p text:style-name="P2">Es existiert ein attr-Operator in der Relationenalgebra. Dieser Operator ermöglicht den Zugriff auf ein einzelnes Attribut eines Tupels. Die Implementierung ist zu finden in /home/fapra/secondo/Algebras/Relation-C++/ ab Zeile 1774.</text:p>
      <text:p text:style-name="P2"/>
      <text:p text:style-name="P2">Informationen zum oben genannten Operator aus Secondo:</text:p>
      <text:p text:style-name="Standard"><text:tab/>Name: attr</text:p>
      <text:p text:style-name="Standard"><text:s text:c="8"/><text:tab/>Signature: ( (tuple ((x1 t1)...(xn tn)) ) xi) <text:s/>-&gt; ti)</text:p>
      <text:p text:style-name="Standard"><text:s text:c="11"/><text:tab/>Syntax: attr ( _ , _ )</text:p>
      <text:p text:style-name="Standard"><text:soft-page-break/><text:s text:c="10"/><text:tab/>Meaning: Returns the value of an attribute at a given position.</text:p>
      <text:p text:style-name="P2"><text:s text:c="10"/><text:tab/>Example: query Orte feed filter[attr(., BevT) &gt; 500] count</text:p>
      <text:p text:style-name="P2"/>
      <text:p text:style-name="P2">Für den attr-Operator der Relationen-Algebra gibt es verschiedene abgekürzte Formen des Aufrufs:</text:p>
      <text:p text:style-name="P2"/>
      <text:list xml:id="list1436891136" text:style-name="L2">
        <text:list-item>
          <text:p text:style-name="P7">Möglichkeit 1: attr(tuple1, no)<text:tab/>So ist der Operator definiert.</text:p>
        </text:list-item>
        <text:list-item>
          <text:p text:style-name="P7">Möglichkeit 2: attr(., no) <text:tab/><text:tab/>Abgekürzte syntaktische Form. Ein Variablen-Name und der korrekte Type werden automatisch vom Parser generiert. Laut Benutzerhandbuch kann statt dem Punkt auch tuple oder group verwendet werden.</text:p>
        </text:list-item>
        <text:list-item>
          <text:p text:style-name="P6">Möglichkeit 3: .no<text:tab/><text:tab/><text:tab/>Das ist laut Benutzerhandbuch im Parser hart-kodiert.</text:p>
        </text:list-item>
      </text:list>
      <text:p text:style-name="P2"/>
      <text:p text:style-name="P2">Die genannten Möglichkeiten des Aufrufs sollten auch für den in der Record-Algebra zu implementierenden attr-Operator zur Verfügung stehen. Es muss noch überprüft werden ob hierzu <text:s/>Code geschrieben werden muss, oder ob der Parser diese Möglichkeiten bereits bietet.</text:p>
      <text:p text:style-name="P2"/>
      <text:p text:style-name="P2">Nach der Implementierung des attr-Operators in der Record-Algebra stehen alle genannten Aufrufmöglichkeiten aufgrund der Funktionalität des Parsers direkt zur Verfügung.</text:p>
      <text:p text:style-name="P2"/>
      <text:p text:style-name="P2">Beispielaufrufe:</text:p>
      <text:list xml:id="list1680967233" text:style-name="L3">
        <text:list-item>
          <text:p text:style-name="P8"><text:span text:style-name="T1">Möglichkeit 1: </text:span><text:span text:style-name="T4">let rec = createRecord([name: "Meier", no: 1]);</text:span></text:p>
        </text:list-item>
      </text:list>
      <text:p text:style-name="P9"><text:tab/><text:tab/><text:tab/>query attr(rec, no);</text:p>
      <text:list xml:id="list23564459" text:continue-numbering="true" text:style-name="L3">
        <text:list-item>
          <text:p text:style-name="P8">Möglichkeit 2: query [const rel(tuple([name: string, no: int])) value (("Meier" 1) ("Mueller" 2))] feed <text:span text:style-name="T2">transformT2Rstream filter[attr(., no) = 1]</text:span><text:span text:style-name="T3">transformR2Tstream consume</text:span></text:p>
        </text:list-item>
        <text:list-item>
          <text:p text:style-name="P8">Möglichkeit 3: query [const rel(tuple([name: string, no: int])) value (("Meier" 1) ("Mueller" 2))] feed <text:span text:style-name="T2">transformT2Rstream filter[.no = 1]</text:span><text:span text:style-name="T3">transformR2Tstream consume</text:span></text:p>
        </text:list-item>
      </text:list>
      <text:p text:style-name="Standard"/>
      <text:h text:style-name="Heading_20_2" text:outline-level="2">Signatur</text:h>
      <text:p text:style-name="Standard">record( (id1 T1) (id2 T2) … (idn Tn) ) x idi → Ti</text:p>
      <text:p text:style-name="Standard"/>
      <text:h text:style-name="Heading_20_2" text:outline-level="2">Syntax</text:h>
      <text:p text:style-name="Standard">attr(record, id). Beispiel: query attr(rec3, name), wobei rec3 ein in der Datenbank vorhandenes record-Objekt ist, dass ein Element mit der Bezeichnung name enthält.</text:p>
      <text:p text:style-name="Standard"/>
      <text:h text:style-name="Heading_20_2" text:outline-level="2">Type Mapping</text:h>
      <text:p text:style-name="Text_20_body">Als Parameter erhält das Type Mapping eine ListExpr der Form ( (record (id1 Typ1) (id2 Typ2) … (idn Typn)) Idi ). Beispiel: ( (record (name string) (age int) (wert real)) name ).</text:p>
      <text:p text:style-name="Text_20_body">Folgende Bedingungen sind zu überprüfen:</text:p>
      <text:list xml:id="list823854291" text:continue-list="list1981668192" text:style-name="L1">
        <text:list-item>
          <text:p text:style-name="P4">Die übergebenen ListExpr besteht aus genau zwei <text:span text:style-name="T1">Elementen.</text:span></text:p>
        </text:list-item>
      </text:list>
      <text:list xml:id="list2153755308" text:continue-list="list1436891136" text:style-name="L2">
        <text:list-item>
          <text:p text:style-name="P7">Das erste Listenelement beschreibt ein record-Objekt.</text:p>
        </text:list-item>
        <text:list-item>
          <text:p text:style-name="P7">Das zweite Listenelement enthält einen Bezeichner, der ein Element des zuvor beschriebenen record-Objekts benennt.</text:p>
        </text:list-item>
      </text:list>
      <text:p text:style-name="Standard"/>
      <text:p text:style-name="Standard">Im Type Mapping muss der Index des mit Idi bezeichneten Elements bestimmt werden. Dieser Index wird mittels APPEND zu den Aufrufparametern hinzugefügt, so dass der Index im Value-Mapping zur Verfügung steht. Der Typ des gesuchten Elements wird ebenfalls mit APPEND angehängt.</text:p>
      <text:p text:style-name="Standard"><text:soft-page-break/></text:p>
      <text:p text:style-name="Standard">Das Type Mapping gibt eine Liste zurück, die aus den drei Elementen "APPEND", Index des gesuchten Elements und Typ des gesuchten Elements besteht.</text:p>
      <text:h text:style-name="Heading_20_2" text:outline-level="2">Value Mapping</text:h>
      <text:p text:style-name="Standard">Im Value Mapping wird das Element des Records herausgesucht, dass dem mit APPEND angehängten Index entspricht. Der Wert des Elements wird als Ergebnis ausgegeben.</text:p>
      <text:p text:style-name="Standard"/>
      <text:h text:style-name="Heading_20_2" text:outline-level="2">Testfälle</text:h>
      <text:list xml:id="list1023081433" text:style-name="L4">
        <text:list-item>
          <text:p text:style-name="P10">Attr mit nicht korrekter Anzahl von Argumenten aufrufen.</text:p>
        </text:list-item>
        <text:list-item>
          <text:p text:style-name="P10">Aufruf bei dem erstes Argument kein Record ist.</text:p>
        </text:list-item>
        <text:list-item>
          <text:p text:style-name="P10">Aufruf bei dem zweites Argument kein gültiger Bezeichner ist.</text:p>
        </text:list-item>
        <text:list-item>
          <text:p text:style-name="P10">Attr mit Bezeichner aufrufen, der kein Element des übergebenen Records bezeichnet.</text:p>
        </text:list-item>
        <text:list-item>
          <text:p text:style-name="P10">Attr mit allen syntaktischen Möglichkeiten aufrufen. Siehe 2.1 Hinweise auf ähnliche Operatoren.</text:p>
        </text:list-item>
        <text:list-item>
          <text:p text:style-name="P10">Elemente aus verschachtelten Records abfragen.</text:p>
        </text:list-item>
        <text:list-item>
          <text:p text:style-name="P10">Elemente aus e00 und nmea Datensätzen abfragen. (TOD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1T16:08:10</meta:creation-date>
    <meta:generator>OpenOffice.org/3.0$Linux OpenOffice.org_project/300m21$Build-9319</meta:generator>
    <dc:date>2010-01-08T00:53:22</dc:date>
    <meta:editing-duration>PT12H06M49S</meta:editing-duration>
    <meta:editing-cycles>54</meta:editing-cycles>
    <meta:document-statistic meta:table-count="0" meta:image-count="0" meta:object-count="0" meta:page-count="4" meta:paragraph-count="80" meta:word-count="1034" meta:character-count="7089"/>
    <meta:user-defined meta:name="Info 1"/>
    <meta:user-defined meta:name="Info 2"/>
    <meta:user-defined meta:name="Info 3"/>
    <meta:user-defined meta:name="Info 4"/>
  </office:meta>
</office:document-meta>
</file>